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6.19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2"/>
    <style:style style:name="gr1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9pt" fo:font-style="normal" fo:text-shadow="none" style:text-underline-style="none" fo:font-weight="bold" style:font-family-asian="Tahoma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fo:font-family="Tahoma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2</text:p>
          </table:table-cell>
          <table:table-cell table:style-name="ce2" office:value-type="string" calcext:value-type="string">
            <office:annotation draw:style-name="gr1" draw:text-style-name="P2" svg:width="38.1mm" svg:height="20.9mm" svg:x="75.14mm" svg:y="0.26mm" draw:caption-point-x="-3.81mm" draw:caption-point-y="-0.16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Calcule la raíz cuadrada de N1</text:span></text:p>
            </office:annotation>
            <text:p>Raíz</text:p>
          </table:table-cell>
          <table:table-cell table:style-name="ce2" office:value-type="string" calcext:value-type="string">
            <office:annotation draw:style-name="gr1" draw:text-style-name="P2" svg:width="38.1mm" svg:height="20.9mm" svg:x="100.28mm" svg:y="0.26mm" draw:caption-point-x="-3.81mm" draw:caption-point-y="-0.16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Halle la raíz cúbica de N2</text:span></text:p>
            </office:annotation>
            <text:p>Raíz cúbica</text:p>
          </table:table-cell>
          <table:table-cell table:style-name="ce2" office:value-type="string" calcext:value-type="string">
            <office:annotation draw:style-name="gr1" draw:text-style-name="P2" svg:width="38.1mm" svg:height="20.9mm" svg:x="121.44mm" svg:y="0.26mm" draw:caption-point-x="-3.81mm" draw:caption-point-y="-0.16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Usando el operador eleve N1 al cuadrado</text:span></text:p>
            </office:annotation>
            <text:p>Cuadrado</text:p>
          </table:table-cell>
          <table:table-cell table:style-name="ce2" office:value-type="string" calcext:value-type="string">
            <office:annotation draw:style-name="gr1" draw:text-style-name="P2" svg:width="38.1mm" svg:height="20.9mm" svg:x="142.61mm" svg:y="0.26mm" draw:caption-point-x="-3.81mm" draw:caption-point-y="-0.16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Usando la función potencia calcule el cubo de N2</text:span></text:p>
              <text:p text:style-name="P1"/>
            </office:annotation>
            <text:p>Cubo</text:p>
          </table:table-cell>
          <table:table-cell table:style-name="ce2" office:value-type="string" calcext:value-type="string">
            <office:annotation draw:style-name="gr1" draw:text-style-name="P2" svg:width="38.1mm" svg:height="20.9mm" svg:x="163.78mm" svg:y="0.26mm" draw:caption-point-x="-3.81mm" draw:caption-point-y="-0.16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Reste N1 de N2.</text:span></text:p>
            </office:annotation>
            <text:p>Resta</text:p>
          </table:table-cell>
          <table:table-cell table:style-name="ce2" office:value-type="string" calcext:value-type="string">
            <office:annotation draw:style-name="gr1" draw:text-style-name="P2" svg:width="38.1mm" svg:height="20.9mm" svg:x="189.97mm" svg:y="0.26mm" draw:caption-point-x="-3.81mm" draw:caption-point-y="-0.16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Halle el valor absoluto de la resta realizada en la columna anterior</text:span></text:p>
            </office:annotation>
            <text:p>Valor Absoluto</text:p>
          </table:table-cell>
          <table:table-cell table:number-columns-repeated="101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97" calcext:value-type="float">
            <text:p>2197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table:number-columns-repeated="102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728" calcext:value-type="float">
            <text:p>17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office:annotation draw:style-name="gr1" draw:text-style-name="P2" svg:width="48.68mm" svg:height="20.9mm" svg:x="24.87mm" svg:y="39.42mm" draw:caption-point-x="-3.81mm" draw:caption-point-y="3.01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Sabiendo el ángulo está expresado en grados calcule las siguientes columnas</text:span></text:p>
            </office:annotation>
            <text:p>Ángulo</text:p>
          </table:table-cell>
          <table:table-cell table:style-name="ce2" office:value-type="string" calcext:value-type="string">
            <text:p>Seno</text:p>
          </table:table-cell>
          <table:table-cell table:style-name="ce2" office:value-type="string" calcext:value-type="string">
            <text:p>Coseno</text:p>
          </table:table-cell>
          <table:table-cell table:style-name="ce2" office:value-type="string" calcext:value-type="string">
            <text:p>Tangente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3" table:number-columns-repeated="2"/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Diego Fernández</meta:initial-creator>
    <meta:creation-date>2013-10-17T19:34:08Z</meta:creation-date>
    <dc:date>2018-11-23T21:56:45.986000000</dc:date>
    <meta:editing-duration>PT20S</meta:editing-duration>
    <meta:editing-cycles>1</meta:editing-cycles>
    <meta:document-statistic meta:table-count="1" meta:cell-count="29" meta:object-count="0"/>
  </office:meta>
</office:document-meta>
</file>